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4000000040035A97A4D0819115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 Medium" svg:font-family="'Montserrat Medium'" style:font-adornments="Regular" style:font-pitch="variable"/>
    <style:font-face style:name="Montserrat Medium1" svg:font-family="'Montserrat Medium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1.58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ontserrat Medium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size="60pt" style:font-size-asian="60pt" style:font-size-complex="60pt"/>
    </style:style>
    <style:style style:name="P4" style:family="paragraph">
      <loext:graphic-properties draw:fill="none" draw:fill-color="#ffffff"/>
      <style:text-properties fo:font-size="60pt" style:font-size-asian="60pt" style:font-size-complex="6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loext:graphic-properties draw:fill="none"/>
      <style:text-properties fo:font-size="40pt" style:font-size-asian="40pt" style:font-size-complex="40pt"/>
    </style:style>
    <style:style style:name="T1" style:family="text">
      <style:text-properties style:font-name="Montserrat Medium"/>
    </style:style>
    <style:style style:name="T2" style:family="text">
      <style:text-properties style:font-name="Montserrat Medium" fo:font-size="60pt" style:font-size-asian="60pt" style:font-size-complex="60pt"/>
    </style:style>
    <style:style style:name="T3" style:family="text">
      <style:text-properties style:font-name="Montserrat Medium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cm" svg:height="5cm" svg:x="6.25cm" svg:y="7.25cm">
          <draw:image xlink:href="Pictures/10000001000004000000040035A97A4D08191154.png" xlink:type="simple" xlink:show="embed" xlink:actuate="onLoad" draw:mime-type="image/png">
            <text:p text:style-name="P1"><text:span text:style-name="T1"/></text:p>
          </draw:image>
        </draw:frame>
        <draw:frame draw:style-name="gr2" draw:text-style-name="P4" draw:layer="layout" svg:width="12.338cm" svg:height="2.833cm" svg:x="11.162cm" svg:y="8.167cm">
          <draw:text-box>
            <text:p text:style-name="P3"><text:span text:style-name="T2">Kotlin-core</text:span></text:p>
          </draw:text-box>
        </draw:frame>
        <draw:frame draw:style-name="gr3" draw:text-style-name="P6" draw:layer="layout" svg:width="9.06cm" svg:height="1.97cm" svg:x="16.44cm" svg:y="11cm">
          <draw:text-box>
            <text:p text:style-name="P5"><text:span text:style-name="T3">~ MatteV0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 Medium" svg:font-family="'Montserrat Medium'" style:font-adornments="Regular" style:font-pitch="variable"/>
    <style:font-face style:name="Montserrat Medium1" svg:font-family="'Montserrat Medium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18T13:33:44.393000000</dc:date>
    <meta:editing-duration>PT18M53S</meta:editing-duration>
    <meta:editing-cycles>1</meta:editing-cycles>
    <meta:document-statistic meta:object-count="3"/>
    <meta:generator>LibreOffice/7.6.2.1$Windows_X86_64 LibreOffice_project/56f7684011345957bbf33a7ee678afaf4d2ba333</meta:generator>
  </office:meta>
</office:document-meta>
</file>